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941cm" fo:min-width="3.94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73cm" fo:min-width="2.168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92cm" fo:min-width="5.597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94cm" fo:min-width="3.81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94cm" fo:min-width="3.819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4.326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4.191cm" svg:x="-7.508cm" svg:y="3.208cm">
          <text:p text:style-name="P1">Specify<text:line-break/>selection<text:line-break/>criteria in the<text:line-break/>review<text:line-break/>protocol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45cm" svg:height="4.191cm" svg:x="-1.508cm" svg:y="3.208cm">
          <text:p text:style-name="P1">Review of<text:line-break/>selection<text:line-break/>criteria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4.191cm" svg:x="4.538cm" svg:y="3.208cm">
          <text:p text:style-name="P1">“Thinks-aloud”<text:line-break/>application of<text:line-break/>criteri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4.191cm" svg:x="10.492cm" svg:y="3.208cm">
          <text:p text:style-name="P1">Pilot<text:line-break/>selection on<text:line-break/>a subset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45cm" svg:height="4.191cm" svg:x="16.46cm" svg:y="3.208cm">
          <text:p text:style-name="P1">Analyze<text:line-break/>disagreements<text:line-break/>&amp; calculate<text:line-break/>inter-rater<text:line-break/>agreem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334cm" svg:height="4.445cm" svg:x="16.015cm" svg:y="8.781cm">
          <text:p text:style-name="P1">Acceptable<text:line-break/>level of<text:line-break/>agre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4.445cm" svg:height="4.191cm" svg:x="16.46cm" svg:y="14.708cm">
          <text:p text:style-name="P1">Perform<text:line-break/>sel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445cm" svg:height="4.191cm" svg:x="10.492cm" svg:y="14.708cm">
          <text:p text:style-name="P1">Calculate<text:line-break/>inter-rater<text:line-break/>agreem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445cm" svg:height="4.191cm" svg:x="4.492cm" svg:y="14.708cm">
          <text:p text:style-name="P1">Apply<text:line-break/>decision</text:p>
          <text:p text:style-name="P1">rule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-3.063cm" svg:y1="5.303cm" svg:x2="-1.508cm" svg:y2="5.303cm" draw:start-shape="id1" draw:start-glue-point="1" draw:end-shape="id2" draw:end-glue-point="3" svg:d="M-3063 5303h1555" svg:viewBox="0 0 1556 1">
          <text:p/>
        </draw:connector>
        <draw:connector draw:style-name="gr3" draw:text-style-name="P3" draw:layer="layout" draw:type="line" svg:x1="2.937cm" svg:y1="5.303cm" svg:x2="4.538cm" svg:y2="5.303cm" draw:start-shape="id2" draw:start-glue-point="1" draw:end-shape="id3" draw:end-glue-point="3" svg:d="M2937 5303h1601" svg:viewBox="0 0 1602 1">
          <text:p/>
        </draw:connector>
        <draw:connector draw:style-name="gr3" draw:text-style-name="P3" draw:layer="layout" draw:type="line" svg:x1="8.983cm" svg:y1="5.303cm" svg:x2="10.492cm" svg:y2="5.303cm" draw:start-shape="id3" draw:start-glue-point="1" draw:end-shape="id4" draw:end-glue-point="3" svg:d="M8983 5303h1509" svg:viewBox="0 0 1510 1">
          <text:p/>
        </draw:connector>
        <draw:connector draw:style-name="gr3" draw:text-style-name="P3" draw:layer="layout" draw:type="line" svg:x1="14.937cm" svg:y1="5.303cm" svg:x2="16.46cm" svg:y2="5.303cm" draw:start-shape="id4" draw:start-glue-point="1" draw:end-shape="id5" draw:end-glue-point="3" svg:d="M14937 5303h1523" svg:viewBox="0 0 1524 1">
          <text:p/>
        </draw:connector>
        <draw:connector draw:style-name="gr3" draw:text-style-name="P3" draw:layer="layout" draw:type="line" svg:x1="18.682cm" svg:y1="7.399cm" svg:x2="18.682cm" svg:y2="8.781cm" draw:start-shape="id5" draw:start-glue-point="2" draw:end-shape="id6" draw:end-glue-point="4" svg:d="M18682 7399v1382" svg:viewBox="0 0 1 1383">
          <text:p/>
        </draw:connector>
        <draw:connector draw:style-name="gr3" draw:text-style-name="P3" draw:layer="layout" draw:type="line" svg:x1="18.682cm" svg:y1="13.226cm" svg:x2="18.682cm" svg:y2="14.708cm" draw:start-shape="id6" draw:start-glue-point="6" draw:end-shape="id7" draw:end-glue-point="0" svg:d="M18682 13226v1482" svg:viewBox="0 0 1 1483">
          <text:p/>
        </draw:connector>
        <draw:connector draw:style-name="gr3" draw:text-style-name="P3" draw:layer="layout" draw:type="line" svg:x1="16.46cm" svg:y1="16.803cm" svg:x2="14.937cm" svg:y2="16.803cm" draw:start-shape="id7" draw:start-glue-point="3" draw:end-shape="id8" draw:end-glue-point="1" svg:d="M16460 16803h-1523" svg:viewBox="0 0 1524 1">
          <text:p/>
        </draw:connector>
        <draw:connector draw:style-name="gr3" draw:text-style-name="P3" draw:layer="layout" draw:type="line" svg:x1="10.492cm" svg:y1="16.803cm" svg:x2="8.937cm" svg:y2="16.803cm" draw:start-shape="id8" draw:start-glue-point="3" draw:end-shape="id9" svg:d="M10492 16803h-1555" svg:viewBox="0 0 1556 1">
          <text:p/>
        </draw:connector>
        <draw:connector draw:style-name="gr3" draw:text-style-name="P3" draw:layer="layout" draw:line-skew="0.866cm -0.817cm" svg:x1="21.349cm" svg:y1="11.004cm" svg:x2="12.714cm" svg:y2="3.208cm" draw:start-shape="id6" draw:start-glue-point="7" draw:end-shape="id4" draw:end-glue-point="0" svg:d="M21349 11004h1408v-9155h-10043v1359" svg:viewBox="0 0 10044 9156">
          <text:p/>
        </draw:connector>
        <draw:custom-shape draw:style-name="gr4" draw:text-style-name="P2" xml:id="id10" draw:id="id10" draw:layer="layout" svg:width="6.096cm" svg:height="2.54cm" svg:x="3.712cm" svg:y="10.079cm">
          <draw:glue-point draw:id="8" svg:x="-5.001cm" svg:y="-2.744cm"/>
          <draw:glue-point draw:id="9" svg:x="-5.001cm" svg:y="1.755cm"/>
          <text:p text:style-name="P1">Selection criteria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5" draw:text-style-name="P3" draw:layer="layout" svg:x1="-5.286cm" svg:y1="7.399cm" svg:x2="3.712cm" svg:y2="11.794cm" draw:start-shape="id1" draw:start-glue-point="2" draw:end-shape="id10" draw:end-glue-point="9" svg:d="M-5286 7399v4395h8998" svg:viewBox="0 0 8999 4396">
          <text:p/>
        </draw:connector>
        <draw:connector draw:style-name="gr5" draw:text-style-name="P3" draw:layer="layout" svg:x1="0.714cm" svg:y1="7.399cm" svg:x2="3.712cm" svg:y2="10.653cm" draw:start-shape="id2" draw:start-glue-point="2" draw:end-shape="id10" draw:end-glue-point="8" svg:d="M714 7399v3254h2998" svg:viewBox="0 0 2999 3255">
          <text:p/>
        </draw:connector>
        <draw:connector draw:style-name="gr5" draw:text-style-name="P3" draw:layer="layout" svg:x1="6.76cm" svg:y1="7.399cm" svg:x2="6.76cm" svg:y2="10.079cm" draw:start-shape="id3" draw:start-glue-point="2" draw:end-shape="id10" draw:end-glue-point="4" svg:d="M6760 7399v2680" svg:viewBox="0 0 1 2681">
          <text:p/>
        </draw:connector>
        <draw:connector draw:style-name="gr5" draw:text-style-name="P3" draw:layer="layout" svg:x1="12.714cm" svg:y1="7.399cm" svg:x2="9.808cm" svg:y2="11.349cm" draw:start-shape="id4" draw:start-glue-point="2" draw:end-shape="id10" draw:end-glue-point="7" svg:d="M12714 7399v3950h-2906" svg:viewBox="0 0 2907 3951">
          <text:p/>
        </draw:connector>
        <draw:frame draw:style-name="gr6" draw:text-style-name="P4" draw:layer="layout" svg:width="1.535cm" svg:height="0.962cm" svg:x="18.807cm" svg:y="13.473cm">
          <draw:text-box>
            <text:p>Yes</text:p>
          </draw:text-box>
        </draw:frame>
        <draw:frame draw:style-name="gr6" draw:text-style-name="P4" draw:layer="layout" svg:width="1.311cm" svg:height="0.962cm" svg:x="21.408cm" svg:y="11.173cm">
          <draw:text-box>
            <text:p>No</text:p>
          </draw:text-box>
        </draw:frame>
        <draw:frame draw:style-name="gr6" draw:text-style-name="P4" draw:layer="layout" svg:width="2.542cm" svg:height="0.962cm" svg:x="12.779cm" svg:y="7.668cm">
          <draw:text-box>
            <text:p>Update</text:p>
          </draw:text-box>
        </draw:frame>
        <draw:frame draw:style-name="gr6" draw:text-style-name="P4" draw:layer="layout" svg:width="2.542cm" svg:height="0.962cm" svg:x="6.779cm" svg:y="7.668cm">
          <draw:text-box>
            <text:p>Update</text:p>
          </draw:text-box>
        </draw:frame>
        <draw:frame draw:style-name="gr6" draw:text-style-name="P4" draw:layer="layout" svg:width="2.542cm" svg:height="0.962cm" svg:x="0.779cm" svg:y="7.668cm">
          <draw:text-box>
            <text:p>Update</text:p>
          </draw:text-box>
        </draw:frame>
        <draw:frame draw:style-name="gr6" draw:text-style-name="P4" draw:layer="layout" svg:width="2.542cm" svg:height="0.962cm" svg:x="-5.221cm" svg:y="7.668cm">
          <draw:text-box>
            <text:p>Update</text:p>
          </draw:text-box>
        </draw:frame>
      </draw:page>
      <draw:page draw:name="page2" draw:style-name="dp1" draw:master-page-name="Default">
        <draw:custom-shape draw:style-name="gr7" draw:text-style-name="P2" draw:layer="layout" svg:width="4.318cm" svg:height="2.667cm" svg:x="1.889cm" svg:y="7.8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draw:layer="layout" svg:width="4.318cm" svg:height="2.667cm" svg:x="2.29cm" svg:y="8.2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11" draw:id="id11" draw:layer="layout" svg:width="4.318cm" svg:height="2.667cm" svg:x="2.691cm" svg:y="8.658cm">
          <text:p text:style-name="P1">Abstrac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2" xml:id="id12" draw:id="id12" draw:layer="layout" svg:width="4.826cm" svg:height="1.778cm" svg:x="8.62cm" svg:y="9.102cm">
          <text:p text:style-name="P1">Keywording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4.318cm" svg:height="2.667cm" svg:x="15.092cm" svg:y="8.658cm">
          <text:p text:style-name="P1">Classification<text:line-break/>Schem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17" draw:id="id17" draw:layer="layout" svg:width="4.318cm" svg:height="2.667cm" svg:x="23.89cm" svg:y="7.8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draw:layer="layout" svg:width="4.318cm" svg:height="2.667cm" svg:x="24.291cm" svg:y="8.2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15" draw:id="id15" draw:layer="layout" svg:width="4.318cm" svg:height="2.667cm" svg:x="24.692cm" svg:y="8.658cm">
          <text:p text:style-name="P1">Artic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2" xml:id="id16" draw:id="id16" draw:layer="layout" svg:width="4.826cm" svg:height="1.778cm" svg:x="19.62cm" svg:y="5.102cm">
          <text:p text:style-name="P1">Update<text:line-break/>Scheme</text:p>
          <draw:enhanced-geometry svg:viewBox="0 0 21600 21600" draw:type="rectangle" draw:enhanced-path="M 0 0 L 21600 0 21600 21600 0 21600 0 0 Z N"/>
        </draw:custom-shape>
        <draw:custom-shape draw:style-name="gr9" draw:text-style-name="P2" xml:id="id14" draw:id="id14" draw:layer="layout" svg:width="4.826cm" svg:height="1.778cm" svg:x="19.62cm" svg:y="12.102cm">
          <text:p text:style-name="P1">Sort Article into<text:line-break/>Scheme</text:p>
          <draw:enhanced-geometry svg:viewBox="0 0 21600 21600" draw:type="rectangle" draw:enhanced-path="M 0 0 L 21600 0 21600 21600 0 21600 0 0 Z N"/>
        </draw:custom-shape>
        <draw:custom-shape draw:style-name="gr8" draw:text-style-name="P2" xml:id="id18" draw:id="id18" draw:layer="layout" svg:width="4.318cm" svg:height="2.667cm" svg:x="19.874cm" svg:y="15.958cm">
          <text:p text:style-name="P1">Systematic<text:line-break/>Map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3" draw:layer="layout" draw:type="line" svg:x1="7.009cm" svg:y1="9.992cm" svg:x2="8.62cm" svg:y2="9.991cm" draw:start-shape="id11" draw:start-glue-point="7" draw:end-shape="id12" draw:end-glue-point="3" svg:d="M7009 9992l1611-1" svg:viewBox="0 0 1612 2">
          <text:p/>
        </draw:connector>
        <draw:connector draw:style-name="gr3" draw:text-style-name="P3" draw:layer="layout" draw:type="line" svg:x1="13.446cm" svg:y1="9.991cm" svg:x2="15.092cm" svg:y2="9.992cm" draw:start-shape="id12" draw:start-glue-point="1" draw:end-shape="id13" draw:end-glue-point="5" svg:d="M13446 9991l1646 1" svg:viewBox="0 0 1647 2">
          <text:p/>
        </draw:connector>
        <draw:connector draw:style-name="gr3" draw:text-style-name="P3" draw:layer="layout" draw:type="line" svg:x1="17.251cm" svg:y1="11.167cm" svg:x2="19.62cm" svg:y2="12.991cm" draw:start-shape="id13" draw:start-glue-point="6" draw:end-shape="id14" draw:end-glue-point="3" svg:d="M17251 11167l2369 1824" svg:viewBox="0 0 2370 1825">
          <text:p/>
        </draw:connector>
        <draw:connector draw:style-name="gr3" draw:text-style-name="P3" draw:layer="layout" draw:type="line" svg:x1="26.851cm" svg:y1="11.167cm" svg:x2="24.446cm" svg:y2="12.991cm" draw:start-shape="id15" draw:start-glue-point="6" draw:end-shape="id14" draw:end-glue-point="1" svg:d="M26851 11167l-2405 1824" svg:viewBox="0 0 2406 1825">
          <text:p/>
        </draw:connector>
        <draw:connector draw:style-name="gr3" draw:text-style-name="P3" draw:layer="layout" draw:type="line" svg:x1="19.62cm" svg:y1="5.991cm" svg:x2="17.251cm" svg:y2="8.658cm" draw:start-shape="id16" draw:start-glue-point="3" draw:end-shape="id13" draw:end-glue-point="4" svg:d="M19620 5991l-2369 2667" svg:viewBox="0 0 2370 2668">
          <text:p/>
        </draw:connector>
        <draw:connector draw:style-name="gr3" draw:text-style-name="P3" draw:layer="layout" draw:type="line" svg:x1="26.049cm" svg:y1="7.858cm" svg:x2="24.446cm" svg:y2="5.991cm" draw:start-shape="id17" draw:start-glue-point="4" draw:end-shape="id16" draw:end-glue-point="1" svg:d="M26049 7858l-1603-1867" svg:viewBox="0 0 1604 1868">
          <text:p/>
        </draw:connector>
        <draw:connector draw:style-name="gr3" draw:text-style-name="P3" draw:layer="layout" draw:type="line" svg:x1="22.033cm" svg:y1="13.88cm" svg:x2="22.033cm" svg:y2="15.958cm" draw:start-shape="id14" draw:start-glue-point="2" draw:end-shape="id18" draw:end-glue-point="4" svg:d="M22033 13880v2078" svg:viewBox="0 0 1 20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1:36:12.176096097</meta:creation-date>
    <meta:generator>LibreOffice/6.4.4.2$Linux_X86_64 LibreOffice_project/40$Build-2</meta:generator>
    <dc:date>2020-07-28T06:23:08.893594507</dc:date>
    <meta:editing-duration>PT5H45M24S</meta:editing-duration>
    <meta:editing-cycles>1</meta:editing-cycles>
    <meta:document-statistic meta:object-count="47"/>
  </office:meta>
</office:document-meta>
</file>